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1D738206C99A27A4.png" manifest:media-type="image/png"/>
  <manifest:file-entry manifest:full-path="Pictures/10000201000003A80000020EEF0DD529136222C0.png" manifest:media-type="image/png"/>
  <manifest:file-entry manifest:full-path="Pictures/100002010000000200000002864EE8B24025ED3F.png" manifest:media-type="image/png"/>
  <manifest:file-entry manifest:full-path="Pictures/10000201000003230000025964CAA61FD3B929B0.png" manifest:media-type="image/png"/>
  <manifest:file-entry manifest:full-path="Pictures/1000020100000320000001CCDAEBD4CF01C42A89.png" manifest:media-type="image/png"/>
  <manifest:file-entry manifest:full-path="Pictures/1000020100000279000001913EF5617B18237F7E.png" manifest:media-type="image/png"/>
  <manifest:file-entry manifest:full-path="Pictures/10000201000003C2000001E98F125F409152539E.png" manifest:media-type="image/png"/>
  <manifest:file-entry manifest:full-path="Pictures/1000020100000338000001017B0A3759C8CC5455.png" manifest:media-type="image/png"/>
  <manifest:file-entry manifest:full-path="Pictures/1000020100000337000000E867F6FCFF67FF4DD0.png" manifest:media-type="image/png"/>
  <manifest:file-entry manifest:full-path="Pictures/100002010000034A0000005EE349524F470289DE.png" manifest:media-type="image/png"/>
  <manifest:file-entry manifest:full-path="Pictures/1000020100000296000001C0D19A135001EF38DA.png" manifest:media-type="image/png"/>
  <manifest:file-entry manifest:full-path="Pictures/1000020100000323000000E6C75EE166DD9F0172.png" manifest:media-type="image/png"/>
  <manifest:file-entry manifest:full-path="Pictures/10000201000003E80000026D3637227D2AF940BE.png" manifest:media-type="image/png"/>
  <manifest:file-entry manifest:full-path="Pictures/100002010000022D0000019B90AD253A7307C461.png" manifest:media-type="image/png"/>
  <manifest:file-entry manifest:full-path="Pictures/10000201000003730000015CA2891E5F21869D98.png" manifest:media-type="image/png"/>
  <manifest:file-entry manifest:full-path="Pictures/10000201000003A80000020EDEC8ACB5FB2EC0B7.png" manifest:media-type="image/png"/>
  <manifest:file-entry manifest:full-path="Pictures/10000201000003A80000020E15C615D921A85F48.png" manifest:media-type="image/png"/>
  <manifest:file-entry manifest:full-path="Pictures/100002010000036E0000006C2B0DAA8987A65307.png" manifest:media-type="image/png"/>
  <manifest:file-entry manifest:full-path="Pictures/10000201000003A80000020E2FB1DB1C3273AD17.png" manifest:media-type="image/png"/>
  <manifest:file-entry manifest:full-path="Pictures/10000201000003A80000020E88CCA143D44EC7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2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8cm" fo:min-width="2.453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53cm" fo:min-width="2.216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19.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58cm"/>
    </style:style>
    <style:style style:name="gr10" style:family="graphic" style:parent-style-name="standard">
      <style:graphic-properties draw:textarea-horizontal-align="justify" draw:textarea-vertical-align="middle" draw:auto-grow-height="false" fo:min-height="2.086cm" fo:min-width="8.878cm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1.057cm"/>
    </style:style>
    <style:style style:name="gr12" style:family="graphic" style:parent-style-name="standard">
      <style:graphic-properties draw:textarea-horizontal-align="justify" draw:textarea-vertical-align="middle" draw:auto-grow-height="false" fo:min-height="0.489cm" fo:min-width="1.19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43cm" svg:height="13.916cm" svg:x="9.906cm" svg:y="3.356cm">
          <draw:image xlink:href="Pictures/10000201000003A80000020E15C615D921A85F48.png" xlink:type="simple" xlink:show="embed" xlink:actuate="onLoad">
            <text:p/>
          </draw:image>
        </draw:frame>
        <draw:custom-shape draw:style-name="gr2" draw:text-style-name="P2" draw:layer="layout" svg:width="1.524cm" svg:height="0.254cm" svg:x="8.396cm" svg:y="6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962cm" svg:height="0.962cm" svg:x="5.334cm" svg:y="5.896cm">
          <draw:text-box>
            <text:p>Highlight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1" draw:layer="layout" svg:width="24.764cm" svg:height="13.916cm" svg:x="1.691cm" svg:y="3.597cm">
          <draw:image xlink:href="Pictures/10000201000003A80000020E2FB1DB1C3273AD1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1" draw:layer="layout" svg:width="21.774cm" svg:height="6.137cm" svg:x="3.586cm" svg:y="7.586cm">
          <draw:image xlink:href="Pictures/1000020100000337000000E867F6FCFF67FF4DD0.png" xlink:type="simple" xlink:show="embed" xlink:actuate="onLoad">
            <text:p/>
          </draw:image>
        </draw:frame>
        <draw:frame draw:style-name="gr6" draw:text-style-name="P5" draw:layer="layout" svg:width="2.953cm" svg:height="0.878cm" svg:x="23.876cm" svg:y="8.382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4.647cm" svg:y="9.144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draw:frame draw:style-name="gr5" draw:text-style-name="P1" draw:layer="layout" svg:width="21.245cm" svg:height="6.084cm" svg:x="3.45cm" svg:y="14.113cm">
          <draw:image xlink:href="Pictures/1000020100000323000000E6C75EE166DD9F0172.png" xlink:type="simple" xlink:show="embed" xlink:actuate="onLoad">
            <text:p/>
          </draw:image>
        </draw:frame>
        <draw:frame draw:style-name="gr6" draw:text-style-name="P5" draw:layer="layout" svg:width="2.953cm" svg:height="0.878cm" svg:x="23.877cm" svg:y="14.883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4.648cm" svg:y="15.645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" draw:layer="layout" svg:width="14.736cm" svg:height="10.873cm" svg:x="6.705cm" svg:y="5.118cm">
          <draw:image xlink:href="Pictures/100002010000022D0000019B90AD253A7307C461.png" xlink:type="simple" xlink:show="embed" xlink:actuate="onLoad">
            <text:p/>
          </draw:image>
        </draw:frame>
        <draw:custom-shape draw:style-name="gr2" draw:text-style-name="P2" draw:layer="layout" svg:width="1.524cm" svg:height="0.254cm" svg:x="5.497cm" svg:y="6.8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0.254cm" svg:x="5.498cm" svg:y="10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" draw:layer="layout" svg:width="23.362cm" svg:height="9.207cm" svg:x="2.392cm" svg:y="5.951cm">
          <draw:image xlink:href="Pictures/10000201000003730000015CA2891E5F21869D98.png" xlink:type="simple" xlink:show="embed" xlink:actuate="onLoad">
            <text:p/>
          </draw:image>
        </draw:frame>
        <draw:frame draw:style-name="gr5" draw:text-style-name="P1" draw:layer="layout" svg:width="23.229cm" svg:height="2.857cm" svg:x="2.358cm" svg:y="7.226cm">
          <draw:image xlink:href="Pictures/100002010000036E0000006C2B0DAA8987A65307.png" xlink:type="simple" xlink:show="embed" xlink:actuate="onLoad">
            <text:p/>
          </draw:image>
        </draw:frame>
        <draw:frame draw:style-name="gr5" draw:text-style-name="P1" draw:layer="layout" svg:width="22.277cm" svg:height="2.486cm" svg:x="2.434cm" svg:y="10.012cm">
          <draw:image xlink:href="Pictures/100002010000034A0000005EE349524F470289D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" draw:layer="layout" svg:width="24.09cm" svg:height="14.96cm" svg:x="0.844cm" svg:y="3.61cm">
          <draw:image xlink:href="Pictures/10000201000003E80000026D3637227D2AF940BE.png" xlink:type="simple" xlink:show="embed" xlink:actuate="onLoad">
            <text:p/>
          </draw:image>
        </draw:frame>
        <draw:frame draw:style-name="gr6" draw:text-style-name="P5" draw:layer="layout" svg:width="2.953cm" svg:height="0.878cm" svg:x="23.877cm" svg:y="9.083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4.648cm" svg:y="9.845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" draw:layer="layout" svg:width="24.764cm" svg:height="13.916cm" svg:x="1.691cm" svg:y="3.597cm">
          <draw:image xlink:href="Pictures/10000201000003A80000020E88CCA143D44EC7A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1" draw:layer="layout" svg:width="21.801cm" svg:height="6.799cm" svg:x="3.172cm" svg:y="7.155cm">
          <draw:image xlink:href="Pictures/1000020100000338000001017B0A3759C8CC5455.png" xlink:type="simple" xlink:show="embed" xlink:actuate="onLoad">
            <text:p/>
          </draw:image>
        </draw:frame>
        <draw:custom-shape draw:style-name="gr8" draw:text-style-name="P2" draw:layer="layout" svg:width="20.32cm" svg:height="2.286cm" svg:x="3.30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1" draw:layer="layout" svg:width="21.801cm" svg:height="6.799cm" svg:x="3.172cm" svg:y="7.155cm">
          <draw:image xlink:href="Pictures/1000020100000338000001017B0A3759C8CC5455.png" xlink:type="simple" xlink:show="embed" xlink:actuate="onLoad">
            <text:p/>
          </draw:image>
        </draw:frame>
        <draw:custom-shape draw:style-name="gr8" draw:text-style-name="P2" draw:layer="layout" svg:width="20.32cm" svg:height="2.286cm" svg:x="3.302cm" svg:y="11.2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1" draw:layer="layout" svg:width="24.337cm" svg:height="12.37cm" svg:x="0.947cm" svg:y="4.353cm">
          <draw:image xlink:href="Pictures/10000201000003C2000001E98F125F409152539E.png" xlink:type="simple" xlink:show="embed" xlink:actuate="onLoad">
            <text:p/>
          </draw:image>
        </draw:frame>
        <draw:frame draw:style-name="gr6" draw:text-style-name="P5" draw:layer="layout" svg:width="2.953cm" svg:height="0.878cm" svg:x="24.478cm" svg:y="8.584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5.249cm" svg:y="9.346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1" draw:layer="layout" svg:width="21.166cm" svg:height="12.17cm" svg:x="3.49cm" svg:y="4.47cm">
          <draw:image xlink:href="Pictures/1000020100000320000001CCDAEBD4CF01C42A89.png" xlink:type="simple" xlink:show="embed" xlink:actuate="onLoad">
            <text:p/>
          </draw:image>
        </draw:frame>
        <draw:frame draw:style-name="gr9" draw:text-style-name="P3" draw:layer="layout" svg:width="14.658cm" svg:height="0.962cm" svg:x="7.112cm" svg:y="3.556cm">
          <draw:text-box>
            <text:p>Hit List View <text:s text:c="29"/>Exported Work List</text:p>
          </draw:text-box>
        </draw:frame>
        <draw:custom-shape draw:style-name="gr2" draw:text-style-name="P2" draw:layer="layout" svg:width="1.524cm" svg:height="0.254cm" svg:x="4.199cm" svg:y="8.6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0.254cm" svg:x="4.2cm" svg:y="9.0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0.254cm" svg:x="12.5cm" svg:y="10.3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1" draw:layer="layout" svg:width="21.245cm" svg:height="15.9cm" svg:x="3.45cm" svg:y="2.605cm">
          <draw:image xlink:href="Pictures/10000201000003230000025964CAA61FD3B929B0.png" xlink:type="simple" xlink:show="embed" xlink:actuate="onLoad">
            <text:p/>
          </draw:image>
        </draw:frame>
        <draw:custom-shape draw:style-name="gr10" draw:text-style-name="P2" draw:layer="layout" svg:width="13.262cm" svg:height="3.302cm" svg:x="5.226cm" svg:y="1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778cm" svg:height="0.762cm" svg:x="22.352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1" draw:layer="layout" svg:width="0.052cm" svg:height="0.052cm" svg:x="14.047cm" svg:y="10.529cm">
          <draw:image xlink:href="Pictures/100002010000000200000002864EE8B24025ED3F.png" xlink:type="simple" xlink:show="embed" xlink:actuate="onLoad">
            <text:p/>
          </draw:image>
        </draw:frame>
        <draw:frame draw:style-name="gr5" draw:text-style-name="P1" draw:layer="layout" svg:width="0.052cm" svg:height="0.052cm" svg:x="14.047cm" svg:y="10.529cm">
          <draw:image xlink:href="Pictures/100002010000000200000002864EE8B24025ED3F.png" xlink:type="simple" xlink:show="embed" xlink:actuate="onLoad">
            <text:p/>
          </draw:image>
        </draw:frame>
        <draw:frame draw:style-name="gr5" draw:text-style-name="P1" draw:layer="layout" svg:width="16.747cm" svg:height="10.609cm" svg:x="5.699cm" svg:y="5.25cm">
          <draw:image xlink:href="Pictures/1000020100000279000001913EF5617B18237F7E.png" xlink:type="simple" xlink:show="embed" xlink:actuate="onLoad">
            <text:p/>
          </draw:image>
        </draw:frame>
        <draw:custom-shape draw:style-name="gr11" draw:text-style-name="P2" draw:layer="layout" svg:width="1.778cm" svg:height="0.762cm" svg:x="16.353cm" svg:y="15.0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2.394cm" svg:height="1.045cm" svg:x="19.70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3" draw:text-style-name="P2" draw:layer="layout" svg:width="24.764cm" svg:height="13.916cm" svg:x="1.691cm" svg:y="3.597cm">
          <draw:image xlink:href="Pictures/10000201000003A80000020EEF0DD529136222C0.png" xlink:type="simple" xlink:show="embed" xlink:actuate="onLoad">
            <text:p/>
          </draw:image>
        </draw:frame>
        <draw:frame draw:style-name="gr13" draw:text-style-name="P2" draw:layer="layout" svg:width="17.514cm" svg:height="11.852cm" svg:x="8.128cm" svg:y="4.572cm">
          <draw:image xlink:href="Pictures/1000020100000296000001C0D19A135001EF38DA.png" xlink:type="simple" xlink:show="embed" xlink:actuate="onLoad">
            <text:p/>
          </draw:image>
        </draw:frame>
        <draw:custom-shape draw:style-name="gr11" draw:text-style-name="P2" draw:layer="layout" svg:width="1.778cm" svg:height="0.762cm" svg:x="19.454cm" svg:y="14.4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2.394cm" svg:height="1.045cm" svg:x="22.70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" draw:text-style-name="P2" draw:layer="layout" svg:width="24.764cm" svg:height="13.916cm" svg:x="1.691cm" svg:y="3.597cm">
          <draw:image xlink:href="Pictures/10000201000003A80000020EDEC8ACB5FB2EC0B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3" draw:text-style-name="P2" draw:layer="layout" svg:width="26.249cm" svg:height="20.999cm" svg:x="0.948cm" svg:y="0.055cm">
          <draw:image xlink:href="Pictures/1000020100000500000004001D738206C99A27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c5000b" draw:marker-start-width="0.356cm" draw:marker-start-center="false" draw:marker-end-width="0.356cm" draw:marker-end-center="false" draw:fill="none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09:12:13.960006692</meta:creation-date>
    <dc:date>2020-03-02T16:11:19.615753919</dc:date>
    <meta:editing-duration>PT15H27M58S</meta:editing-duration>
    <meta:editing-cycles>12</meta:editing-cycles>
    <meta:generator>LibreOffice/5.2.7.2$Linux_X86_64 LibreOffice_project/20m0$Build-2</meta:generator>
    <meta:document-statistic meta:object-count="99"/>
  </office:meta>
</office:document-meta>
</file>